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a76" officeooo:paragraph-rsid="00168a76"/>
    </style:style>
    <style:style style:name="P2" style:family="paragraph" style:parent-style-name="Standard">
      <style:text-properties officeooo:rsid="001adb33" officeooo:paragraph-rsid="001adb33"/>
    </style:style>
    <style:style style:name="P3" style:family="paragraph" style:parent-style-name="Standard">
      <style:text-properties officeooo:paragraph-rsid="001adb33"/>
    </style:style>
    <style:style style:name="T1" style:family="text">
      <style:text-properties fo:font-style="italic"/>
    </style:style>
    <style:style style:name="T2" style:family="text">
      <style:text-properties officeooo:rsid="00168a76"/>
    </style:style>
    <style:style style:name="T3" style:family="text">
      <style:text-properties officeooo:rsid="00184ca1"/>
    </style:style>
    <style:style style:name="T4" style:family="text">
      <style:text-properties officeooo:rsid="001adb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. </text:span>Две стороны прямоугольника <text:span text:style-name="T1">ABCD</text:span> равны 6 и 8. Найдите скалярное произведение векторов и</text:p>
      <text:p text:style-name="Standard"/>
      <text:p text:style-name="P1">Ответ: </text:p>
      <text:p text:style-name="P1"/>
      <text:p text:style-name="P3"><text:span text:style-name="T4">2. </text:span>Две стороны изображенного на рисунке прямоугольника <text:span text:style-name="T1">ABCD</text:span> равны 6 и 8. Диагонали пересекаются в точке Найдите длину разности векторов и </text:p>
      <text:p text:style-name="P2"/>
      <text:p text:style-name="P2">Ответ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3:38:55.030200862</meta:creation-date>
    <meta:generator>LibreOffice/7.3.7.2$Linux_X86_64 LibreOffice_project/30$Build-2</meta:generator>
    <dc:date>2024-04-10T23:42:48.057236565</dc:date>
    <meta:editing-duration>PT1M12S</meta:editing-duration>
    <meta:editing-cycles>5</meta:editing-cycles>
    <meta:document-statistic meta:table-count="0" meta:image-count="0" meta:object-count="0" meta:page-count="1" meta:paragraph-count="4" meta:word-count="37" meta:character-count="240" meta:non-whitespace-character-count="205"/>
  </office:meta>
</office:document-meta>
</file>